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1335">
            <text:p>Hel-1335</text:p>
          </table:table-cell>
          <table:table-cell office:value-type="float" office:value="66.6">
            <text:p>66.6</text:p>
          </table:table-cell>
          <table:table-cell office:value-type="float" office:value="25.61">
            <text:p>25.61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">
            <text:p>79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285">
            <text:p>Hel-285</text:p>
          </table:table-cell>
          <table:table-cell office:value-type="float" office:value="66.19">
            <text:p>66.19</text:p>
          </table:table-cell>
          <table:table-cell office:value-type="float" office:value="24.21">
            <text:p>24.21</text:p>
          </table:table-cell>
          <table:table-cell office:value-type="float" office:value="6000.0">
            <text:p>600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89">
            <text:p>94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38">
            <text:p>Hel-938</text:p>
          </table:table-cell>
          <table:table-cell office:value-type="float" office:value="66.24">
            <text:p>66.24</text:p>
          </table:table-cell>
          <table:table-cell office:value-type="float" office:value="23.81">
            <text:p>23.81</text:p>
          </table:table-cell>
          <table:table-cell office:value-type="float" office:value="4820.0">
            <text:p>482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0.39">
            <text:p>70.3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84">
            <text:p>Hel-984</text:p>
          </table:table-cell>
          <table:table-cell office:value-type="float" office:value="66.78">
            <text:p>66.78</text:p>
          </table:table-cell>
          <table:table-cell office:value-type="float" office:value="24.02">
            <text:p>24.02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17">
            <text:p>92.1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Saarnisto1981,RosentauEtal2021">
            <text:p>Saarnisto198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